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ategory A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COUNTIFS([Sheet1.D2:Sheet1.D6401];&quot;=1&quot;;[Sheet1.E2:Sheet1.E6401];&quot;=1&quot;))*100/400" office:value-type="float" office:value="42.25" calcext:value-type="float">
            <text:p>4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COUNTIFS([Sheet1.D2:Sheet1.D6401];&quot;=3&quot;;[Sheet1.E2:Sheet1.E6401];&quot;=1&quot;))*100/400"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(COUNTIFS([Sheet1.D2:Sheet1.D6401];&quot;=17&quot;;[Sheet1.E2:Sheet1.E6401];&quot;=1&quot;))*100/400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COUNTIFS([Sheet1.D2:Sheet1.D6401];&quot;=19&quot;;[Sheet1.E2:Sheet1.E6401];&quot;=1&quot;))*100/400" office:value-type="float" office:value="44.75" calcext:value-type="float">
            <text:p>44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COUNTIFS([Sheet1.D2:Sheet1.D6401];&quot;=46&quot;;[Sheet1.E2:Sheet1.E6401];&quot;=1&quot;))*100/400"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COUNTIFS([Sheet1.D2:Sheet1.D6401];&quot;=48&quot;;[Sheet1.E2:Sheet1.E6401];&quot;=1&quot;))*100/400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COUNTIFS([Sheet1.D2:Sheet1.D6401];&quot;=62&quot;;[Sheet1.E2:Sheet1.E6401];&quot;=1&quot;))*100/400"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(COUNTIFS([Sheet1.D2:Sheet1.D6401];&quot;=64&quot;;[Sheet1.E2:Sheet1.E6401];&quot;=1&quot;))*100/400" office:value-type="float" office:value="72.75" calcext:value-type="float">
            <text:p>72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23:22:20.170311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4T23:42:20.545378396</dc:date>
    <meta:generator>LibreOffice/4.2.4.2$Linux_X86_64 LibreOffice_project/420m0$Build-2</meta:generator>
    <meta:editing-duration>P0D</meta:editing-duration>
    <meta:editing-cycles>5</meta:editing-cycles>
    <meta:document-statistic meta:table-count="2" meta:cell-count="22425" meta:object-count="0"/>
  </office:meta>
</office:document-meta>
</file>